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9f66" officeooo:paragraph-rsid="00129f66"/>
    </style:style>
    <style:style style:name="P2" style:family="paragraph" style:parent-style-name="Standard">
      <style:paragraph-properties fo:text-align="center" style:justify-single-word="false"/>
      <style:text-properties officeooo:rsid="00129f66" officeooo:paragraph-rsid="00129f66"/>
    </style:style>
    <style:style style:name="P3" style:family="paragraph" style:parent-style-name="Standard">
      <style:text-properties officeooo:rsid="00129f66" officeooo:paragraph-rsid="0014164d"/>
    </style:style>
    <style:style style:name="P4" style:family="paragraph" style:parent-style-name="Standard">
      <style:text-properties style:text-position="0% 100%" officeooo:rsid="00129f66" officeooo:paragraph-rsid="00129f66"/>
    </style:style>
    <style:style style:name="P5" style:family="paragraph" style:parent-style-name="Standard">
      <style:text-properties officeooo:rsid="0014164d" officeooo:paragraph-rsid="0017b3e8"/>
    </style:style>
    <style:style style:name="P6" style:family="paragraph" style:parent-style-name="Standard">
      <style:text-properties officeooo:rsid="0014164d" officeooo:paragraph-rsid="0017d798"/>
    </style:style>
    <style:style style:name="P7" style:family="paragraph" style:parent-style-name="Standard">
      <style:text-properties officeooo:rsid="0015139f" officeooo:paragraph-rsid="00166511"/>
    </style:style>
    <style:style style:name="P8" style:family="paragraph" style:parent-style-name="Standard">
      <style:text-properties officeooo:rsid="0015b6b5" officeooo:paragraph-rsid="0015b6b5"/>
    </style:style>
    <style:style style:name="P9" style:family="paragraph" style:parent-style-name="Standard">
      <style:text-properties officeooo:rsid="0015b6b5" officeooo:paragraph-rsid="00166511"/>
    </style:style>
    <style:style style:name="P10" style:family="paragraph" style:parent-style-name="Standard">
      <style:text-properties officeooo:rsid="0015b6b5" officeooo:paragraph-rsid="0017d798"/>
    </style:style>
    <style:style style:name="P11" style:family="paragraph" style:parent-style-name="Standard">
      <style:text-properties fo:font-style="italic" officeooo:rsid="00170247" officeooo:paragraph-rsid="00189f35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style:text-underline-style="none" officeooo:rsid="0015b6b5" officeooo:paragraph-rsid="0017d798" style:font-style-asian="italic" style:font-style-complex="italic"/>
    </style:style>
    <style:style style:name="P13" style:family="paragraph" style:parent-style-name="Standard">
      <style:text-properties officeooo:rsid="00166511" officeooo:paragraph-rsid="00166511"/>
    </style:style>
    <style:style style:name="P14" style:family="paragraph" style:parent-style-name="Standard">
      <style:text-properties officeooo:rsid="00170247" officeooo:paragraph-rsid="00170247"/>
    </style:style>
    <style:style style:name="P15" style:family="paragraph" style:parent-style-name="Standard">
      <style:text-properties officeooo:rsid="00170247" officeooo:paragraph-rsid="0017d798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rsid="0015b6b5" officeooo:paragraph-rsid="0017d798" style:font-style-asian="italic" style:font-style-complex="italic"/>
    </style:style>
    <style:style style:name="P17" style:family="paragraph" style:parent-style-name="Standard">
      <style:text-properties style:text-position="0% 100%" officeooo:rsid="0015139f" officeooo:paragraph-rsid="0015139f"/>
    </style:style>
    <style:style style:name="P18" style:family="paragraph" style:parent-style-name="Standard">
      <style:text-properties style:text-position="0% 100%" officeooo:rsid="00166511" officeooo:paragraph-rsid="0015b6b5"/>
    </style:style>
    <style:style style:name="P19" style:family="paragraph" style:parent-style-name="Standard">
      <style:text-properties style:text-position="0% 100%" officeooo:rsid="00166511" officeooo:paragraph-rsid="00166511"/>
    </style:style>
    <style:style style:name="P20" style:family="paragraph" style:parent-style-name="Standard">
      <style:text-properties style:text-position="0% 100%" officeooo:rsid="0015b6b5" officeooo:paragraph-rsid="0015b6b5"/>
    </style:style>
    <style:style style:name="P21" style:family="paragraph" style:parent-style-name="Standard">
      <style:text-properties style:text-position="0% 100%" officeooo:rsid="00129f66" officeooo:paragraph-rsid="00170247"/>
    </style:style>
    <style:style style:name="T1" style:family="text">
      <style:text-properties officeooo:rsid="00129f66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29f66"/>
    </style:style>
    <style:style style:name="T4" style:family="text">
      <style:text-properties style:text-position="sub 58%" officeooo:rsid="00166511"/>
    </style:style>
    <style:style style:name="T5" style:family="text">
      <style:text-properties style:text-position="sub 58%" officeooo:rsid="0017b3e8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4164d"/>
    </style:style>
    <style:style style:name="T8" style:family="text">
      <style:text-properties style:text-position="0% 100%" officeooo:rsid="00129f66"/>
    </style:style>
    <style:style style:name="T9" style:family="text">
      <style:text-properties style:text-position="0% 100%" officeooo:rsid="0015139f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17d798" style:font-weight-asian="bold" style:font-weight-complex="bold"/>
    </style:style>
    <style:style style:name="T12" style:family="text">
      <style:text-properties style:text-position="0% 100%" officeooo:rsid="00166511"/>
    </style:style>
    <style:style style:name="T13" style:family="text">
      <style:text-properties style:text-position="0% 100%" officeooo:rsid="00170247"/>
    </style:style>
    <style:style style:name="T14" style:family="text">
      <style:text-properties style:text-position="0% 100%" officeooo:rsid="0017b3e8"/>
    </style:style>
    <style:style style:name="T15" style:family="text">
      <style:text-properties style:text-position="0% 100%" officeooo:rsid="0017d798"/>
    </style:style>
    <style:style style:name="T16" style:family="text">
      <style:text-properties style:text-position="0% 100%" officeooo:rsid="00189f35"/>
    </style:style>
    <style:style style:name="T17" style:family="text">
      <style:text-properties officeooo:rsid="0014164d"/>
    </style:style>
    <style:style style:name="T18" style:family="text">
      <style:text-properties officeooo:rsid="0015b6b5"/>
    </style:style>
    <style:style style:name="T19" style:family="text">
      <style:text-properties officeooo:rsid="0017b3e8"/>
    </style:style>
    <style:style style:name="T20" style:family="text">
      <style:text-properties officeooo:rsid="0017d798"/>
    </style:style>
    <style:style style:name="T21" style:family="text">
      <style:text-properties officeooo:rsid="00189f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1">Universal Non-</text:span>deterministic<text:span text:style-name="T1"> Sampler</text:span></text:p>
      <text:p text:style-name="P2">by Sven Nilsen, 2018</text:p>
      <text:p text:style-name="P1"/>
      <text:p text:style-name="P11">In this paper I represent a <text:span text:style-name="T19">universal</text:span> <text:span text:style-name="T19">higher order function</text:span> for sampling discrete probability distributions with <text:span text:style-name="T20">non-</text:span>deterministic path semantics. It is called a “<text:span text:style-name="T20">non-</text:span>deterministic sampler” <text:span text:style-name="T21">and grounds probabilistic non-deterministic path semantics in probabilistic path semantics</text:span>.</text:p>
      <text:p text:style-name="P3"/>
      <text:p text:style-name="P3"><text:span text:style-name="T17">A</text:span> <text:span text:style-name="T20">non-</text:span>deterministic sampler<text:span text:style-name="T17"> is a higher order function `</text:span><text:span text:style-name="T6">ɣ</text:span><text:span text:style-name="T7">` such that:</text:span></text:p>
      <text:p text:style-name="P1"/>
      <text:p text:style-name="P3"><text:tab/>∃<text:span text:style-name="T2">p</text:span>f &lt;=&gt; ∃<text:span text:style-name="T2">p</text:span><text:span text:style-name="T6">ɣ(∃</text:span><text:span text:style-name="T2">p</text:span><text:span text:style-name="T6">f)</text:span></text:p>
      <text:p text:style-name="P4"/>
      <text:p text:style-name="P4"><text:tab/>f : A → B</text:p>
      <text:p text:style-name="P1"><text:tab/>ɣ : <text:span text:style-name="T17">(B → prob) → () → B</text:span></text:p>
      <text:p text:style-name="P1"/>
      <text:p text:style-name="P5">A probabilistic path <text:span text:style-name="T19">`∃</text:span><text:span text:style-name="T5">p</text:span><text:span text:style-name="T19">f`</text:span> returns the probability of a function returning some output, which is used by `<text:span text:style-name="T8">ɣ</text:span><text:span text:style-name="T6">` to weight bias of random </text:span><text:span text:style-name="T14">decisions</text:span><text:span text:style-name="T6">. </text:span>It takes the probabilistic path of a function and returns a function which probabilistic path is <text:span text:style-name="T20">non-deterministic </text:span>logically equivalent <text:span text:style-name="T18">to the argument</text:span>.<text:span text:style-name="T6"> </text:span><text:span text:style-name="T9">The function returned by the </text:span><text:span text:style-name="T15">non-</text:span><text:span text:style-name="T9">deterministic sampler takes no arguments and can be used to sample the probability distribution which the probabilistic path represents. </text:span><text:span text:style-name="T14">Since it takes no argument, it means that the function’</text:span><text:span text:style-name="T15">s decisions</text:span><text:span text:style-name="T14"> relies </text:span><text:span text:style-name="T11">only</text:span><text:span text:style-name="T15"> </text:span><text:span text:style-name="T14">on a source of randomness and from a </text:span><text:span text:style-name="T15">non-</text:span><text:span text:style-name="T14">deterministic logical perspective is unique </text:span><text:span text:style-name="T15">(instances can not be distinguished from each other)</text:span><text:span text:style-name="T14">. </text:span><text:span text:style-name="T15">It follows that:</text:span></text:p>
      <text:p text:style-name="P6"/>
      <text:p text:style-name="P12"><text:span text:style-name="T6">The </text:span><text:span text:style-name="T15">non-</text:span><text:span text:style-name="T6">deterministic sampler i</text:span><text:span text:style-name="T14">s</text:span><text:span text:style-name="T12"> universal because every function it </text:span><text:span text:style-name="T16">returns</text:span><text:span text:style-name="T12"> is unique</text:span><text:span text:style-name="T6">.</text:span></text:p>
      <text:p text:style-name="P16"/>
      <text:p text:style-name="P8"><text:span text:style-name="T6">The </text:span><text:span text:style-name="T15">non-</text:span><text:span text:style-name="T6">deterministic sampler is nilpotent over probabilistic-existential-path-argument-composition:</text:span></text:p>
      <text:p text:style-name="P17"/>
      <text:p text:style-name="P7"><text:span text:style-name="T6"><text:tab/></text:span><text:span text:style-name="T8">∃</text:span><text:span text:style-name="T3">p</text:span><text:span text:style-name="T8">f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f)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f))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f)))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ɣ(</text:span><text:span text:style-name="T6">…</text:span><text:span text:style-name="T8">)))</text:span></text:p>
      <text:p text:style-name="P17"/>
      <text:p text:style-name="P8"><text:span text:style-name="T8">N</text:span><text:span text:style-name="T6">otice that this is </text:span><text:span text:style-name="T10">not</text:span><text:span text:style-name="T6"> function composition, since `</text:span><text:span text:style-name="T8">∃</text:span><text:span text:style-name="T3">p</text:span><text:span text:style-name="T6">` has lower operator precedence than application.</text:span></text:p>
      <text:p text:style-name="P18"/>
      <text:p text:style-name="P13"><text:span text:style-name="T6">For example, the </text:span><text:span text:style-name="T15">non-</text:span><text:span text:style-name="T6">deterministic sampler of `id</text:span><text:span text:style-name="T2">bool</text:span><text:span text:style-name="T6">` is same as a random coin flip </text:span><text:span text:style-name="T13">with `false/true`</text:span><text:span text:style-name="T6">:</text:span></text:p>
      <text:p text:style-name="P20"/>
      <text:p text:style-name="P9"><text:span text:style-name="T6"><text:tab/></text:span><text:span text:style-name="T8">ɣ(∃</text:span><text:span text:style-name="T3">p</text:span><text:span text:style-name="T12">id</text:span><text:span text:style-name="T4">bool</text:span><text:span text:style-name="T8">) </text:span><text:span text:style-name="T12">&lt;=&gt; \() = if random() &lt; 0.5 { false } else { true }</text:span></text:p>
      <text:p text:style-name="P19"/>
      <text:p text:style-name="P9"><text:span text:style-name="T12"><text:tab/>id</text:span><text:span text:style-name="T4">bool</text:span><text:span text:style-name="T12"> := \(x : bool) = x</text:span></text:p>
      <text:p text:style-name="P19"/>
      <text:p text:style-name="P13"><text:span text:style-name="T12">T</text:span><text:span text:style-name="T6">he probabilistic existential path of `id</text:span><text:span text:style-name="T2">bool</text:span><text:span text:style-name="T6">` returns `0.5` for both `true` and `false`:</text:span></text:p>
      <text:p text:style-name="P19"/>
      <text:p text:style-name="P9"><text:span text:style-name="T12"><text:tab/></text:span><text:span text:style-name="T8">∃</text:span><text:span text:style-name="T3">p</text:span><text:span text:style-name="T12">id</text:span><text:span text:style-name="T4">bool</text:span><text:span text:style-name="T12"> := \(x : bool) = 0.5</text:span></text:p>
      <text:p text:style-name="P19"/>
      <text:p text:style-name="P15"><text:span text:style-name="T15">W</text:span><text:span text:style-name="T6">e can derive the probabilistic existential path </text:span><text:span text:style-name="T15">of the non-deterministic sampler of </text:span><text:span text:style-name="T12">`id</text:span><text:span text:style-name="T4">bool</text:span><text:span text:style-name="T12">`</text:span><text:span text:style-name="T6">:</text:span></text:p>
      <text:p text:style-name="P19"/>
      <text:p text:style-name="P9"><text:span text:style-name="T12"><text:tab/></text:span><text:span text:style-name="T8">∃</text:span><text:span text:style-name="T3">p</text:span><text:span text:style-name="T12">id</text:span><text:span text:style-name="T4">bool</text:span><text:span text:style-name="T12"> &lt;=&gt; </text:span><text:span text:style-name="T8">∃</text:span><text:span text:style-name="T3">p</text:span><text:span text:style-name="T8">ɣ(∃</text:span><text:span text:style-name="T3">p</text:span><text:span text:style-name="T12">id</text:span><text:span text:style-name="T4">bool</text:span><text:span text:style-name="T8">)</text:span></text:p>
      <text:p text:style-name="P10"><text:span text:style-name="T8"><text:tab/>∃</text:span><text:span text:style-name="T3">p</text:span><text:span text:style-name="T8">ɣ(∃</text:span><text:span text:style-name="T3">p</text:span><text:span text:style-name="T12">id</text:span><text:span text:style-name="T4">bool</text:span><text:span text:style-name="T8">)</text:span><text:span text:style-name="T12"> := \(x : bool) = 0.5</text:span></text:p>
      <text:p text:style-name="P21"/>
      <text:p text:style-name="P14"><text:span text:style-name="T8">Therefore, when you flip a </text:span><text:span text:style-name="T6">`false/true` </text:span><text:span text:style-name="T8">coin, you get `false` half the time and `true` half the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1:19:22.571840000</meta:creation-date>
    <dc:date>2018-06-26T03:00:01.727275000</dc:date>
    <meta:editing-duration>PT5M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1" meta:word-count="319" meta:character-count="2097" meta:non-whitespace-character-count="1790"/>
  </office:meta>
</office:document-meta>
</file>